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9.17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13.76mm"/>
    </style:style>
    <style:style style:name="co4" style:family="table-column">
      <style:table-column-properties fo:break-before="auto" style:column-width="28.3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2d2d2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5959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2d2d2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4"/>
    <style:style style:name="ce15" style:family="table-cell" style:parent-style-name="Default" style:data-style-name="N4">
      <style:table-cell-properties style:diagonal-bl-tr="none" style:diagonal-tl-br="none" fo:border="1.76pt solid #000000" style:rotation-align="none"/>
      <style:text-properties fo:color="#1f497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3</text:p>
          </table:table-cell>
          <table:table-cell table:style-name="ce13" table:formula="of:=([.C6]*[.D6]+[.C7]*[.D7]+[.C8]*[.D8]+[.C9]*[.D9]+[.C11]*[.D11]+[.C12]*[.D12]+[.C13]*[.D13]+[.C14]*[.D14]+[.C18]*[.D18]+[.C19]*[.D19]+[.C20]*[.D20]+[.C22]*[.D22]+[.C23]*[.D23]+[.C24]*[.D24]+[.C25]*[.D25]+[.C30]*[.D30]+[.C31]*[.D31]+[.C32]*[.D32]+[.C33]*[.D33])/([.C6]+[.C7]+[.C8]+[.C9]+[.C11]+[.C12]+[.C13]+[.C14]+[.C18]+[.C19]+[.C20]+[.C22]+[.C23]+[.C24]+[.C25]+[.C30]+[.C31]+[.C32]+[.C33])" office:value-type="float" office:value="12.3685" calcext:value-type="float">
            <text:p>12,37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/>
          <table:table-cell table:style-name="Default" office:value-type="string" calcext:value-type="string">
            <text:p>MOYENNE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Not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" office:value-type="string" calcext:value-type="string">
            <text:p>UE1 - Informatique avancée</text:p>
          </table:table-cell>
          <table:table-cell table:style-name="ce15" table:formula="of:=([.D6]*[.C6]+[.D7]*[.C7]+[.D8]*[.C8]+[.D9]*[.C9]+[.D11]*[.C11]+[.D12]*[.C12]+[.D13]*[.C13]+[.D14]*[.C14])/13" office:value-type="float" office:value="12.1484615384615" calcext:value-type="float">
            <text:p>12,15</text:p>
          </table:table-cell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Principes des Systèmes d'exploitation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cours</text:p>
          </table:table-cell>
          <table:table-cell table:style-name="ce4"/>
          <table:table-cell office:value-type="float" office:value="1.5" calcext:value-type="float">
            <text:p>1,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>
            <text:p>tp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rvices réseaux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6.51" calcext:value-type="float">
            <text:p>6,51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" office:value-type="string" calcext:value-type="string">
            <text:p>Algorithmique avancée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2.11" calcext:value-type="float">
            <text:p>12,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ogrammation WEB coté serveur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HP</text:p>
          </table:table-cell>
          <table:table-cell table:style-name="ce4"/>
          <table:table-cell office:value-type="float" office:value="1.5" calcext:value-type="float">
            <text:p>1,5</text:p>
          </table:table-cell>
          <table:table-cell office:value-type="float" office:value="17.75" calcext:value-type="float">
            <text:p>17,7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>
            <text:p>JAVA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nception et programmation objet avancée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14.6" calcext:value-type="float">
            <text:p>14,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se de données avancées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2.25" calcext:value-type="float">
            <text:p>12,2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5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UE2 - Culture scientifique, Sociale et humaine avancées</text:p>
          </table:table-cell>
          <table:table-cell table:style-name="ce15" table:formula="of:=([.D18]*[.C18]+[.D19]*[.C19]+[.D20]*[.C20]+[.D22]*[.C22]+[.D23]*[.C23]+[.D24]*[.C24]+[.D25]*[.C25])/12" office:value-type="float" office:value="10.7604166666667" calcext:value-type="float">
            <text:p>10,76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Probabilités et statistique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8.3" calcext:value-type="float">
            <text:p>8,3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" office:value-type="string" calcext:value-type="string">
            <text:p>Modélisation mathématiques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1.5" calcext:value-type="float">
            <text:p>11,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oit des technologies de l'info &amp; de la communication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" office:value-type="string" calcext:value-type="string">
            <text:p>Gestion des systèmes d'information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GSI1</text:p>
          </table:table-cell>
          <table:table-cell table:style-name="ce4"/>
          <table:table-cell office:value-type="float" office:value="1.3" calcext:value-type="float">
            <text:p>1,3</text:p>
          </table:table-cell>
          <table:table-cell office:value-type="float" office:value="7.5" calcext:value-type="float">
            <text:p>7,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SI2</text:p>
          </table:table-cell>
          <table:table-cell table:style-name="ce4"/>
          <table:table-cell office:value-type="float" office:value="1.2" calcext:value-type="float">
            <text:p>1,2</text:p>
          </table:table-cell>
          <table:table-cell office:value-type="float" office:value="10.25" calcext:value-type="float">
            <text:p>10,2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" office:value-type="string" calcext:value-type="string">
            <text:p>Expression - communication professionnelle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6.5" calcext:value-type="float">
            <text:p>16,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llaborer en anglai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12.33" calcext:value-type="float">
            <text:p>12,33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UE3 - Méthodologie et projets</text:p>
          </table:table-cell>
          <table:table-cell table:style-name="ce15" table:formula="of:=([.D30]*[.C30]+[.D31]*[.C31]+[.D32]*[.C32]+[.D33]*[.C33])/6" office:value-type="float" office:value="14" calcext:value-type="float">
            <text:p>14,00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Méthodologie de la production d'applications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 Modélisation des processus</text:p>
          </table:table-cell>
          <table:table-cell table:style-name="ce4"/>
          <table:table-cell office:value-type="float" office:value="1.8" calcext:value-type="float">
            <text:p>1,8</text:p>
          </table:table-cell>
          <table:table-cell office:value-type="float" office:value="11.5" calcext:value-type="float">
            <text:p>11,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>
            <text:p>Partie EGO</text:p>
          </table:table-cell>
          <table:table-cell table:style-name="ce4"/>
          <table:table-cell office:value-type="float" office:value="1.2" calcext:value-type="float">
            <text:p>1,2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ojet tutoré - mise en situation professionnell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,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PP - Préciser son projet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,5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2:29:01.021156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&amp;Isabelle</meta:initial-creator>
    <meta:creation-date>2018-11-18T11:57:14</meta:creation-date>
    <dc:date>2019-01-29T12:45:10.934016680</dc:date>
    <meta:generator>LibreOffice/6.1.3.2$Linux_x86 LibreOffice_project/10$Build-2</meta:generator>
    <meta:editing-duration>PT35M25S</meta:editing-duration>
    <meta:editing-cycles>7</meta:editing-cycles>
    <meta:document-statistic meta:table-count="1" meta:cell-count="72" meta:object-count="0"/>
    <meta:user-defined meta:name="AppVersion">16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